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fdfe4" officeooo:paragraph-rsid="001fdfe4" style:font-weight-asian="normal" style:font-weight-complex="normal"/>
    </style:style>
    <style:style style:name="P2" style:family="paragraph" style:parent-style-name="Standard">
      <style:text-properties fo:font-weight="normal" officeooo:rsid="00204d66" officeooo:paragraph-rsid="00204d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1"><text:s text:c="2"/>Falar sobre o grafeno (1 pagina)</text:p>
      <text:p text:style-name="P1"/>
      <text:p text:style-name="P1">Metodologia</text:p>
      <text:p text:style-name="P1"><text:s text:c="2"/>Pegar ideia de alguma tese ou monografia sobre um programa em FORTRAN, e discutir os <text:s text:c="5"/>calculos futuros com o Tight- Binding. (2 ou 3)</text:p>
      <text:p text:style-name="P1"/>
      <text:p text:style-name="P1">Resultados</text:p>
      <text:p text:style-name="P1"><text:s text:c="2"/>Grafeno e o codigo </text:p>
      <text:p text:style-name="P1"><text:s text:c="2"/>Nanofita e o codigo</text:p>
      <text:p text:style-name="P1"><text:s text:c="2"/>Nanoflake e o codigo (3)</text:p>
      <text:p text:style-name="P1"/>
      <text:p text:style-name="P1">Conclusão e perspectiva</text:p>
      <text:p text:style-name="P1"/>
      <text:p text:style-name="P1"><text:s text:c="2"/>Desenvolveu um codigo simples para obtenção de varias estruturas eletronicas</text:p>
      <text:p text:style-name="P1"><text:s text:c="2"/>Que <text:s/>a linguagem de programçaõ e uma boa ferrramenta para a fisica teorica</text:p>
      <text:p text:style-name="P1"/>
      <text:p text:style-name="P1">Perspertiva </text:p>
      <text:p text:style-name="P1"><text:s text:c="2"/>Calcular a estrutura eletronica usando Tight- Binding.</text:p>
      <text:p text:style-name="P1"/>
      <text:p text:style-name="P2"/>
      <text:p text:style-name="P2"/>
      <text:p text:style-name="P2"/>
      <text:p text:style-name="P2"/>
      <text:p text:style-name="P2"/>
      <text:p text:style-name="P2">BleachB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17:02.539597268</meta:creation-date>
    <dc:date>2015-03-07T12:42:27.472423051</dc:date>
    <meta:editing-duration>PT5M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81" meta:character-count="526" meta:non-whitespace-character-count="435"/>
  </office:meta>
</office:document-meta>
</file>